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.276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57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708cm"/>
    </style:style>
    <style:style style:name="co6" style:family="table-column">
      <style:table-column-properties fo:break-before="auto" style:column-width="6.8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Подпись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Эксперимент</text:p>
          </table:table-cell>
          <table:table-cell table:style-name="Default" office:value-type="string" calcext:value-type="string">
            <text:p>Теория</text:p>
          </table:table-cell>
          <table:table-cell office:value-type="string" calcext:value-type="string">
            <text:p>Номер графика</text:p>
          </table:table-cell>
          <table:table-cell office:value-type="string" calcext:value-type="string">
            <text:p>Параметры</text:p>
          </table:table-cell>
        </table:table-row>
        <table:table-row table:style-name="ro1">
          <table:table-cell office:value-type="string" calcext:value-type="string">
            <text:p>Зависимость t2(E) для альфа-частицы</text:p>
          </table:table-cell>
          <table:table-cell office:value-type="float" office:value="20" calcext:value-type="float">
            <text:p>20</text:p>
          </table:table-cell>
          <table:table-cell office:value-type="float" office:value="2.12572386666667" calcext:value-type="float">
            <text:p>2,1257238667</text:p>
          </table:table-cell>
          <table:table-cell table:style-name="Default" office:value-type="float" office:value="2.13956030555134" calcext:value-type="float">
            <text:p>2,1395603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 = 3, alpha = 50, s = 1000000 км</text:p>
          </table:table-cell>
        </table:table-row>
        <table:table-row table:style-name="ro1">
          <table:table-cell office:value-type="string" calcext:value-type="string">
            <text:p>Зависимость t2(E) для альфа-частицы</text:p>
          </table:table-cell>
          <table:table-cell office:value-type="float" office:value="40" calcext:value-type="float">
            <text:p>40</text:p>
          </table:table-cell>
          <table:table-cell office:value-type="float" office:value="1.5157688" calcext:value-type="float">
            <text:p>1,5157688</text:p>
          </table:table-cell>
          <table:table-cell table:style-name="Default" office:value-type="float" office:value="1.51898568598707" calcext:value-type="float">
            <text:p>1,5189856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 = 3, alpha = 50, s = 1000000 км</text:p>
          </table:table-cell>
        </table:table-row>
        <table:table-row table:style-name="ro1">
          <table:table-cell office:value-type="string" calcext:value-type="string">
            <text:p>Зависимость t2(E) для альфа-частицы</text:p>
          </table:table-cell>
          <table:table-cell office:value-type="float" office:value="50" calcext:value-type="float">
            <text:p>50</text:p>
          </table:table-cell>
          <table:table-cell office:value-type="float" office:value="1.36287253333333" calcext:value-type="float">
            <text:p>1,3628725333</text:p>
          </table:table-cell>
          <table:table-cell table:style-name="Default" office:value-type="float" office:value="1.36134020773981" calcext:value-type="float">
            <text:p>1,36134020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 = 3, alpha = 50, s = 1000000 км</text:p>
          </table:table-cell>
        </table:table-row>
        <table:table-row table:style-name="ro1">
          <table:table-cell office:value-type="string" calcext:value-type="string">
            <text:p>Зависимость t2(E) для альфа-частицы</text:p>
          </table:table-cell>
          <table:table-cell office:value-type="float" office:value="70" calcext:value-type="float">
            <text:p>70</text:p>
          </table:table-cell>
          <table:table-cell office:value-type="float" office:value="1.15123426666667" calcext:value-type="float">
            <text:p>1,1512342667</text:p>
          </table:table-cell>
          <table:table-cell table:style-name="Default" office:value-type="float" office:value="1.15512922539232" calcext:value-type="float">
            <text:p>1,1551292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 = 3, alpha = 50, s = 1000000 км</text:p>
          </table:table-cell>
        </table:table-row>
        <table:table-row table:style-name="ro1">
          <table:table-cell office:value-type="string" calcext:value-type="string">
            <text:p>Зависимость t3(E) для альфа-частицы</text:p>
          </table:table-cell>
          <table:table-cell office:value-type="float" office:value="20" calcext:value-type="float">
            <text:p>20</text:p>
          </table:table-cell>
          <table:table-cell office:value-type="float" office:value="0.896484101899061" calcext:value-type="float">
            <text:p>0,8964841019</text:p>
          </table:table-cell>
          <table:table-cell office:value-type="float" office:value="2.58401663949581" calcext:value-type="float">
            <text:p>2,5840166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 = 3, alpha = 50, s = 1000000 км</text:p>
          </table:table-cell>
        </table:table-row>
        <table:table-row table:style-name="ro1">
          <table:table-cell office:value-type="string" calcext:value-type="string">
            <text:p>Зависимость t3(E) для альфа-частицы</text:p>
          </table:table-cell>
          <table:table-cell office:value-type="float" office:value="40" calcext:value-type="float">
            <text:p>40</text:p>
          </table:table-cell>
          <table:table-cell office:value-type="float" office:value="0.449321743606742" calcext:value-type="float">
            <text:p>0,4493217436</text:p>
          </table:table-cell>
          <table:table-cell office:value-type="float" office:value="1.81187079639626" calcext:value-type="float">
            <text:p>1,81187079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 = 3, alpha = 50, s = 1000000 км</text:p>
          </table:table-cell>
        </table:table-row>
        <table:table-row table:style-name="ro1">
          <table:table-cell office:value-type="string" calcext:value-type="string">
            <text:p>Зависимость t3(E) для альфа-частицы</text:p>
          </table:table-cell>
          <table:table-cell office:value-type="float" office:value="50" calcext:value-type="float">
            <text:p>50</text:p>
          </table:table-cell>
          <table:table-cell office:value-type="float" office:value="0.359897758644613" calcext:value-type="float">
            <text:p>0,3598977586</text:p>
          </table:table-cell>
          <table:table-cell office:value-type="float" office:value="1.97193249395074" calcext:value-type="float">
            <text:p>1,9719324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 = 3, alpha = 50, s = 1000000 км</text:p>
          </table:table-cell>
        </table:table-row>
        <table:table-row table:style-name="ro1">
          <table:table-cell office:value-type="string" calcext:value-type="string">
            <text:p>Зависимость t3(E) для альфа-частицы</text:p>
          </table:table-cell>
          <table:table-cell office:value-type="float" office:value="70" calcext:value-type="float">
            <text:p>70</text:p>
          </table:table-cell>
          <table:table-cell office:value-type="float" office:value="0.257708283404623" calcext:value-type="float">
            <text:p>0,2577082834</text:p>
          </table:table-cell>
          <table:table-cell office:value-type="float" office:value="2.6703312212389" calcext:value-type="float">
            <text:p>2,6703312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 = 3, alpha = 50, s = 1000000 км</text:p>
          </table:table-cell>
        </table:table-row>
        <table:table-row table:style-name="ro1">
          <table:table-cell office:value-type="string" calcext:value-type="string">
            <text:p>Зависимость t2(L) для альфа-частицы</text:p>
          </table:table-cell>
          <table:table-cell office:value-type="float" office:value="2" calcext:value-type="float">
            <text:p>2</text:p>
          </table:table-cell>
          <table:table-cell office:value-type="float" office:value="6.31854" calcext:value-type="float">
            <text:p>6,31854</text:p>
          </table:table-cell>
          <table:table-cell table:style-name="Default" office:value-type="float" office:value="6.35449681739489" calcext:value-type="float">
            <text:p>6,3544968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 = 1 МэВ, alpha = 50, s = 1000000 км</text:p>
          </table:table-cell>
        </table:table-row>
        <table:table-row table:style-name="ro1">
          <table:table-cell office:value-type="string" calcext:value-type="string">
            <text:p>Зависимость t2(L) для альфа-частицы</text:p>
          </table:table-cell>
          <table:table-cell office:value-type="float" office:value="3" calcext:value-type="float">
            <text:p>3</text:p>
          </table:table-cell>
          <table:table-cell office:value-type="float" office:value="9.602445226" calcext:value-type="float">
            <text:p>9,602445226</text:p>
          </table:table-cell>
          <table:table-cell table:style-name="Default" office:value-type="float" office:value="9.53174522609233" calcext:value-type="float">
            <text:p>9,53174522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 = 1 МэВ, alpha = 50, s = 1000000 км</text:p>
          </table:table-cell>
        </table:table-row>
        <table:table-row table:style-name="ro1">
          <table:table-cell office:value-type="string" calcext:value-type="string">
            <text:p>Зависимость t2(L) для альфа-частицы</text:p>
          </table:table-cell>
          <table:table-cell office:value-type="float" office:value="4" calcext:value-type="float">
            <text:p>4</text:p>
          </table:table-cell>
          <table:table-cell office:value-type="float" office:value="12.6461963636364" calcext:value-type="float">
            <text:p>12,6461963636</text:p>
          </table:table-cell>
          <table:table-cell table:style-name="Default" office:value-type="float" office:value="12.7089936347898" calcext:value-type="float">
            <text:p>12,70899363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 = 1 МэВ, alpha = 50, s = 1000000 км</text:p>
          </table:table-cell>
        </table:table-row>
        <table:table-row table:style-name="ro1">
          <table:table-cell office:value-type="string" calcext:value-type="string">
            <text:p>Зависимость t2(L) для альфа-частицы</text:p>
          </table:table-cell>
          <table:table-cell office:value-type="float" office:value="5" calcext:value-type="float">
            <text:p>5</text:p>
          </table:table-cell>
          <table:table-cell office:value-type="float" office:value="15.7612022222222" calcext:value-type="float">
            <text:p>15,7612022222</text:p>
          </table:table-cell>
          <table:table-cell table:style-name="Default" office:value-type="float" office:value="15.8862420434872" calcext:value-type="float">
            <text:p>15,88624204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 = 1 МэВ, alpha = 50, s = 1000000 км</text:p>
          </table:table-cell>
        </table:table-row>
        <table:table-row table:style-name="ro1">
          <table:table-cell office:value-type="string" calcext:value-type="string">
            <text:p>Зависимость t3(L) для альфа-частицы</text:p>
          </table:table-cell>
          <table:table-cell office:value-type="float" office:value="2" calcext:value-type="float">
            <text:p>2</text:p>
          </table:table-cell>
          <table:table-cell office:value-type="float" office:value="26.8460543036447" calcext:value-type="float">
            <text:p>26,8460543036</text:p>
          </table:table-cell>
          <table:table-cell office:value-type="float" office:value="71.7616532780074" calcext:value-type="float">
            <text:p>71,761653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 = 1 МэВ, alpha = 50, s = 1000000 км</text:p>
          </table:table-cell>
        </table:table-row>
        <table:table-row table:style-name="ro1">
          <table:table-cell office:value-type="string" calcext:value-type="string">
            <text:p>Зависимость t3(L) для альфа-частицы</text:p>
          </table:table-cell>
          <table:table-cell office:value-type="float" office:value="3" calcext:value-type="float">
            <text:p>3</text:p>
          </table:table-cell>
          <table:table-cell office:value-type="float" office:value="17.8882439839734" calcext:value-type="float">
            <text:p>17,888243984</text:p>
          </table:table-cell>
          <table:table-cell office:value-type="float" office:value="48.78543563" calcext:value-type="float">
            <text:p>48,785435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 = 1 МэВ, alpha = 50, s = 1000000 км</text:p>
          </table:table-cell>
        </table:table-row>
        <table:table-row table:style-name="ro1">
          <table:table-cell office:value-type="string" calcext:value-type="string">
            <text:p>Зависимость t3(L) для альфа-частицы</text:p>
          </table:table-cell>
          <table:table-cell office:value-type="float" office:value="4" calcext:value-type="float">
            <text:p>4</text:p>
          </table:table-cell>
          <table:table-cell office:value-type="float" office:value="13.4192133989883" calcext:value-type="float">
            <text:p>13,419213399</text:p>
          </table:table-cell>
          <table:table-cell office:value-type="float" office:value="35.8777671167412" calcext:value-type="float">
            <text:p>35,8777671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 = 1 МэВ, alpha = 50, s = 1000000 км</text:p>
          </table:table-cell>
        </table:table-row>
        <table:table-row table:style-name="ro1">
          <table:table-cell office:value-type="string" calcext:value-type="string">
            <text:p>Зависимость t3(L) для альфа-частицы</text:p>
          </table:table-cell>
          <table:table-cell office:value-type="float" office:value="5" calcext:value-type="float">
            <text:p>5</text:p>
          </table:table-cell>
          <table:table-cell office:value-type="float" office:value="10.733253998116" calcext:value-type="float">
            <text:p>10,7332539981</text:p>
          </table:table-cell>
          <table:table-cell office:value-type="float" office:value="28.693619895577" calcext:value-type="float">
            <text:p>28,69361989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 = 1 МэВ, alpha = 50, s = 1000000 км</text:p>
          </table:table-cell>
        </table:table-row>
        <table:table-row table:style-name="ro1">
          <table:table-cell office:value-type="string" calcext:value-type="string">
            <text:p>Зависимость t2(alpha) для альфа-частицы</text:p>
          </table:table-cell>
          <table:table-cell office:value-type="float" office:value="20" calcext:value-type="float">
            <text:p>20</text:p>
          </table:table-cell>
          <table:table-cell office:value-type="float" office:value="12.0866566666667" calcext:value-type="float">
            <text:p>12,0866566667</text:p>
          </table:table-cell>
          <table:table-cell table:style-name="Default" office:value-type="float" office:value="12.1498810520082" calcext:value-type="float">
            <text:p>12,149881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alpha) для альфа-частицы</text:p>
          </table:table-cell>
          <table:table-cell office:value-type="float" office:value="30" calcext:value-type="float">
            <text:p>30</text:p>
          </table:table-cell>
          <table:table-cell office:value-type="float" office:value="11.0619323076923" calcext:value-type="float">
            <text:p>11,0619323077</text:p>
          </table:table-cell>
          <table:table-cell table:style-name="Default" office:value-type="float" office:value="11.1745561968641" calcext:value-type="float">
            <text:p>11,17455619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alpha) для альфа-частицы</text:p>
          </table:table-cell>
          <table:table-cell office:value-type="float" office:value="40" calcext:value-type="float">
            <text:p>40</text:p>
          </table:table-cell>
          <table:table-cell office:value-type="float" office:value="10.1909107692308" calcext:value-type="float">
            <text:p>10,1909107692</text:p>
          </table:table-cell>
          <table:table-cell table:style-name="Default" office:value-type="float" office:value="10.2929239668038" calcext:value-type="float">
            <text:p>10,2929239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alpha) для альфа-частицы</text:p>
          </table:table-cell>
          <table:table-cell office:value-type="float" office:value="50" calcext:value-type="float">
            <text:p>50</text:p>
          </table:table-cell>
          <table:table-cell office:value-type="float" office:value="9.471024" calcext:value-type="float">
            <text:p>9,471024</text:p>
          </table:table-cell>
          <table:table-cell table:style-name="Default" office:value-type="float" office:value="9.53174522609233" calcext:value-type="float">
            <text:p>9,53174522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alpha) для альфа-частицы</text:p>
          </table:table-cell>
          <table:table-cell office:value-type="float" office:value="60" calcext:value-type="float">
            <text:p>60</text:p>
          </table:table-cell>
          <table:table-cell office:value-type="float" office:value="8.91421" calcext:value-type="float">
            <text:p>8,91421</text:p>
          </table:table-cell>
          <table:table-cell table:style-name="Default" office:value-type="float" office:value="8.91412462116505" calcext:value-type="float">
            <text:p>8,9141246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alpha) для альфа-частицы</text:p>
          </table:table-cell>
          <table:table-cell office:value-type="float" office:value="70" calcext:value-type="float">
            <text:p>70</text:p>
          </table:table-cell>
          <table:table-cell office:value-type="float" office:value="8.50499529411765" calcext:value-type="float">
            <text:p>8,5049952941</text:p>
          </table:table-cell>
          <table:table-cell table:style-name="Default" office:value-type="float" office:value="8.45880926744278" calcext:value-type="float">
            <text:p>8,45880926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alpha) для альфа-частицы</text:p>
          </table:table-cell>
          <table:table-cell office:value-type="float" office:value="80" calcext:value-type="float">
            <text:p>80</text:p>
          </table:table-cell>
          <table:table-cell office:value-type="float" office:value="8.1968894117647" calcext:value-type="float">
            <text:p>8,1968894118</text:p>
          </table:table-cell>
          <table:table-cell table:style-name="Default" office:value-type="float" office:value="8.17961970365273" calcext:value-type="float">
            <text:p>8,17961970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alpha) для альфа-частицы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7.1130752775878" calcext:value-type="float">
            <text:p>17,1130752776</text:p>
          </table:table-cell>
          <table:table-cell office:value-type="float" office:value="55.0722129594978" calcext:value-type="float">
            <text:p>55,07221295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alpha) для альфа-частицы</text:p>
          </table:table-cell>
          <table:table-cell office:value-type="float" office:value="30" calcext:value-type="float">
            <text:p>30</text:p>
          </table:table-cell>
          <table:table-cell office:value-type="float" office:value="17.2352274947892" calcext:value-type="float">
            <text:p>17,2352274948</text:p>
          </table:table-cell>
          <table:table-cell office:value-type="float" office:value="52.1238681957652" calcext:value-type="float">
            <text:p>52,12386819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alpha) для альфа-частицы</text:p>
          </table:table-cell>
          <table:table-cell office:value-type="float" office:value="40" calcext:value-type="float">
            <text:p>40</text:p>
          </table:table-cell>
          <table:table-cell office:value-type="float" office:value="17.6085227968874" calcext:value-type="float">
            <text:p>17,6085227969</text:p>
          </table:table-cell>
          <table:table-cell office:value-type="float" office:value="49.7599379525169" calcext:value-type="float">
            <text:p>49,75993795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alpha) для альфа-частицы</text:p>
          </table:table-cell>
          <table:table-cell office:value-type="float" office:value="50" calcext:value-type="float">
            <text:p>50</text:p>
          </table:table-cell>
          <table:table-cell office:value-type="float" office:value="17.8806320976561" calcext:value-type="float">
            <text:p>17,8806320977</text:p>
          </table:table-cell>
          <table:table-cell office:value-type="float" office:value="47.8454158613074" calcext:value-type="float">
            <text:p>47,8454158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alpha) для альфа-частицы</text:p>
          </table:table-cell>
          <table:table-cell office:value-type="float" office:value="60" calcext:value-type="float">
            <text:p>60</text:p>
          </table:table-cell>
          <table:table-cell office:value-type="float" office:value="18.077104944663" calcext:value-type="float">
            <text:p>18,0771049447</text:p>
          </table:table-cell>
          <table:table-cell office:value-type="float" office:value="46.3407762065323" calcext:value-type="float">
            <text:p>46,34077620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alpha) для альфа-частицы</text:p>
          </table:table-cell>
          <table:table-cell office:value-type="float" office:value="70" calcext:value-type="float">
            <text:p>70</text:p>
          </table:table-cell>
          <table:table-cell office:value-type="float" office:value="18.2097822195375" calcext:value-type="float">
            <text:p>18,2097822195</text:p>
          </table:table-cell>
          <table:table-cell office:value-type="float" office:value="45.2304768695114" calcext:value-type="float">
            <text:p>45,23047686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alpha) для альфа-частицы</text:p>
          </table:table-cell>
          <table:table-cell office:value-type="float" office:value="80" calcext:value-type="float">
            <text:p>80</text:p>
          </table:table-cell>
          <table:table-cell office:value-type="float" office:value="18.2853551064716" calcext:value-type="float">
            <text:p>18,2853551065</text:p>
          </table:table-cell>
          <table:table-cell office:value-type="float" office:value="44.5562588421324" calcext:value-type="float">
            <text:p>44,55625884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E) для электрона</text:p>
          </table:table-cell>
          <table:table-cell office:value-type="float" office:value="20" calcext:value-type="float">
            <text:p>20</text:p>
          </table:table-cell>
          <table:table-cell office:value-type="float" office:value="0.236007742857143" calcext:value-type="float">
            <text:p>0,2360077429</text:p>
          </table:table-cell>
          <table:table-cell table:style-name="Default" office:value-type="float" office:value="0.239331411750469" calcext:value-type="float">
            <text:p>0,23933141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 = 3, alpha = 40, s = 1000000 km</text:p>
          </table:table-cell>
        </table:table-row>
        <table:table-row table:style-name="ro1">
          <table:table-cell office:value-type="string" calcext:value-type="string">
            <text:p>Зависимость t2(E) для электрона</text:p>
          </table:table-cell>
          <table:table-cell office:value-type="float" office:value="30" calcext:value-type="float">
            <text:p>30</text:p>
          </table:table-cell>
          <table:table-cell office:value-type="float" office:value="0.236042385714286" calcext:value-type="float">
            <text:p>0,2360423857</text:p>
          </table:table-cell>
          <table:table-cell office:value-type="float" office:value="0.239290688614144" calcext:value-type="float">
            <text:p>0,23929068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 = 3, alpha = 40, s = 1000000 km</text:p>
          </table:table-cell>
        </table:table-row>
        <table:table-row table:style-name="ro1">
          <table:table-cell office:value-type="string" calcext:value-type="string">
            <text:p>Зависимость t2(E) для электрона</text:p>
          </table:table-cell>
          <table:table-cell office:value-type="float" office:value="40" calcext:value-type="float">
            <text:p>40</text:p>
          </table:table-cell>
          <table:table-cell office:value-type="float" office:value="0.236056085714286" calcext:value-type="float">
            <text:p>0,2360560857</text:p>
          </table:table-cell>
          <table:table-cell office:value-type="float" office:value="0.239276162348601" calcext:value-type="float">
            <text:p>0,23927616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 = 3, alpha = 40, s = 1000000 km</text:p>
          </table:table-cell>
        </table:table-row>
        <table:table-row table:style-name="ro1">
          <table:table-cell office:value-type="string" calcext:value-type="string">
            <text:p>Зависимость t2(E) для электрона</text:p>
          </table:table-cell>
          <table:table-cell office:value-type="float" office:value="50" calcext:value-type="float">
            <text:p>50</text:p>
          </table:table-cell>
          <table:table-cell office:value-type="float" office:value="0.236138042857143" calcext:value-type="float">
            <text:p>0,2361380429</text:p>
          </table:table-cell>
          <table:table-cell office:value-type="float" office:value="0.23926937046293" calcext:value-type="float">
            <text:p>0,23926937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 = 3, alpha = 40, s = 1000000 km</text:p>
          </table:table-cell>
        </table:table-row>
        <table:table-row table:style-name="ro1">
          <table:table-cell office:value-type="string" calcext:value-type="string">
            <text:p>Зависимость t2(E) для электрона</text:p>
          </table:table-cell>
          <table:table-cell office:value-type="float" office:value="60" calcext:value-type="float">
            <text:p>60</text:p>
          </table:table-cell>
          <table:table-cell office:value-type="float" office:value="0.236138042857143" calcext:value-type="float">
            <text:p>0,2361380429</text:p>
          </table:table-cell>
          <table:table-cell office:value-type="float" office:value="0.23926937046293" calcext:value-type="float">
            <text:p>0,23926937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 = 3, alpha = 40, s = 1000000 km</text:p>
          </table:table-cell>
        </table:table-row>
        <table:table-row table:style-name="ro1">
          <table:table-cell office:value-type="string" calcext:value-type="string">
            <text:p>Зависимость t2(E) для электрона</text:p>
          </table:table-cell>
          <table:table-cell office:value-type="float" office:value="70" calcext:value-type="float">
            <text:p>70</text:p>
          </table:table-cell>
          <table:table-cell office:value-type="float" office:value="0.235825457142857" calcext:value-type="float">
            <text:p>0,2358254571</text:p>
          </table:table-cell>
          <table:table-cell office:value-type="float" office:value="0.239263409234393" calcext:value-type="float">
            <text:p>0,23926340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 = 3, alpha = 40, s = 1000000 km</text:p>
          </table:table-cell>
        </table:table-row>
        <table:table-row table:style-name="ro1">
          <table:table-cell office:value-type="string" calcext:value-type="string">
            <text:p>Зависимость t2(E) для электрона</text:p>
          </table:table-cell>
          <table:table-cell office:value-type="float" office:value="80" calcext:value-type="float">
            <text:p>80</text:p>
          </table:table-cell>
          <table:table-cell office:value-type="float" office:value="0.235926185714286" calcext:value-type="float">
            <text:p>0,2359261857</text:p>
          </table:table-cell>
          <table:table-cell office:value-type="float" office:value="0.23926194529552" calcext:value-type="float">
            <text:p>0,23926194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 = 3, alpha = 40, s = 1000000 km</text:p>
          </table:table-cell>
        </table:table-row>
        <table:table-row table:style-name="ro1">
          <table:table-cell office:value-type="string" calcext:value-type="string">
            <text:p>Зависимость t3(E) для электрона</text:p>
          </table:table-cell>
          <table:table-cell office:value-type="float" office:value="20" calcext:value-type="float">
            <text:p>20</text:p>
          </table:table-cell>
          <table:table-cell office:value-type="float" office:value="1.71795200627248" calcext:value-type="float">
            <text:p>1,7179520063</text:p>
          </table:table-cell>
          <table:table-cell office:value-type="float" office:value="2.6088959088474" calcext:value-type="float">
            <text:p>2,60889590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 = 3, alpha = 40, s = 1000000 km</text:p>
          </table:table-cell>
        </table:table-row>
        <table:table-row table:style-name="ro1">
          <table:table-cell office:value-type="string" calcext:value-type="string">
            <text:p>Зависимость t3(E) для электрона</text:p>
          </table:table-cell>
          <table:table-cell office:value-type="float" office:value="30" calcext:value-type="float">
            <text:p>30</text:p>
          </table:table-cell>
          <table:table-cell office:value-type="float" office:value="1.1548700857084" calcext:value-type="float">
            <text:p>1,1548700857</text:p>
          </table:table-cell>
          <table:table-cell office:value-type="float" office:value="1.75312781646051" calcext:value-type="float">
            <text:p>1,75312781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 = 3, alpha = 40, s = 1000000 km</text:p>
          </table:table-cell>
        </table:table-row>
        <table:table-row table:style-name="ro1">
          <table:table-cell office:value-type="string" calcext:value-type="string">
            <text:p>Зависимость t3(E) для электрона</text:p>
          </table:table-cell>
          <table:table-cell office:value-type="float" office:value="40" calcext:value-type="float">
            <text:p>40</text:p>
          </table:table-cell>
          <table:table-cell office:value-type="float" office:value="0.869643555662435" calcext:value-type="float">
            <text:p>0,8696435557</text:p>
          </table:table-cell>
          <table:table-cell office:value-type="float" office:value="1.31995738872818" calcext:value-type="float">
            <text:p>1,31995738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 = 3, alpha = 40, s = 1000000 km</text:p>
          </table:table-cell>
        </table:table-row>
        <table:table-row table:style-name="ro1">
          <table:table-cell office:value-type="string" calcext:value-type="string">
            <text:p>Зависимость t3(E) для электрона</text:p>
          </table:table-cell>
          <table:table-cell office:value-type="float" office:value="50" calcext:value-type="float">
            <text:p>50</text:p>
          </table:table-cell>
          <table:table-cell office:value-type="float" office:value="0.697399093752348" calcext:value-type="float">
            <text:p>0,6973990938</text:p>
          </table:table-cell>
          <table:table-cell office:value-type="float" office:value="1.05888911766206" calcext:value-type="float">
            <text:p>1,05888911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 = 3, alpha = 40, s = 1000000 km</text:p>
          </table:table-cell>
        </table:table-row>
        <table:table-row table:style-name="ro1">
          <table:table-cell office:value-type="string" calcext:value-type="string">
            <text:p>Зависимость t3(E) для электрона</text:p>
          </table:table-cell>
          <table:table-cell office:value-type="float" office:value="60" calcext:value-type="float">
            <text:p>60</text:p>
          </table:table-cell>
          <table:table-cell office:value-type="float" office:value="0.582100149194552" calcext:value-type="float">
            <text:p>0,5821001492</text:p>
          </table:table-cell>
          <table:table-cell office:value-type="float" office:value="0.883841354335974" calcext:value-type="float">
            <text:p>0,88384135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 = 3, alpha = 40, s = 1000000 km</text:p>
          </table:table-cell>
        </table:table-row>
        <table:table-row table:style-name="ro1">
          <table:table-cell office:value-type="string" calcext:value-type="string">
            <text:p>Зависимость t3(E) для электрона</text:p>
          </table:table-cell>
          <table:table-cell office:value-type="float" office:value="70" calcext:value-type="float">
            <text:p>70</text:p>
          </table:table-cell>
          <table:table-cell office:value-type="float" office:value="0.499511968663371" calcext:value-type="float">
            <text:p>0,4995119687</text:p>
          </table:table-cell>
          <table:table-cell office:value-type="float" office:value="0.758342289068547" calcext:value-type="float">
            <text:p>0,75834228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 = 3, alpha = 40, s = 1000000 km</text:p>
          </table:table-cell>
        </table:table-row>
        <table:table-row table:style-name="ro1">
          <table:table-cell office:value-type="string" calcext:value-type="string">
            <text:p>Зависимость t3(E) для электрона</text:p>
          </table:table-cell>
          <table:table-cell office:value-type="float" office:value="80" calcext:value-type="float">
            <text:p>80</text:p>
          </table:table-cell>
          <table:table-cell office:value-type="float" office:value="0.437443012590593" calcext:value-type="float">
            <text:p>0,4374430126</text:p>
          </table:table-cell>
          <table:table-cell office:value-type="float" office:value="0.664232962851074" calcext:value-type="float">
            <text:p>0,66423296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 = 3, alpha = 40, s = 1000000 km</text:p>
          </table:table-cell>
        </table:table-row>
        <table:table-row table:style-name="ro1">
          <table:table-cell office:value-type="string" calcext:value-type="string">
            <text:p>Зависимость t2(L) для электрона</text:p>
          </table:table-cell>
          <table:table-cell office:value-type="float" office:value="2" calcext:value-type="float">
            <text:p>2</text:p>
          </table:table-cell>
          <table:table-cell office:value-type="float" office:value="0.15730939047619" calcext:value-type="float">
            <text:p>0,1573093905</text:p>
          </table:table-cell>
          <table:table-cell table:style-name="Default" office:value-type="float" office:value="0.159507963530347" calcext:value-type="float">
            <text:p>0,15950796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 = 80 МэВ, alpha = 40, s = 1000000 км</text:p>
          </table:table-cell>
        </table:table-row>
        <table:table-row table:style-name="ro1">
          <table:table-cell office:value-type="string" calcext:value-type="string">
            <text:p>Зависимость t2(L) для электрона</text:p>
          </table:table-cell>
          <table:table-cell office:value-type="float" office:value="3" calcext:value-type="float">
            <text:p>3</text:p>
          </table:table-cell>
          <table:table-cell office:value-type="float" office:value="0.235926185714286" calcext:value-type="float">
            <text:p>0,2359261857</text:p>
          </table:table-cell>
          <table:table-cell office:value-type="float" office:value="0.23926194529552" calcext:value-type="float">
            <text:p>0,23926194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 = 80 МэВ, alpha = 40, s = 1000000 км</text:p>
          </table:table-cell>
        </table:table-row>
        <table:table-row table:style-name="ro1">
          <table:table-cell office:value-type="string" calcext:value-type="string">
            <text:p>Зависимость t2(L) для электрона</text:p>
          </table:table-cell>
          <table:table-cell office:value-type="float" office:value="4" calcext:value-type="float">
            <text:p>4</text:p>
          </table:table-cell>
          <table:table-cell office:value-type="float" office:value="0.31152252" calcext:value-type="float">
            <text:p>0,31152252</text:p>
          </table:table-cell>
          <table:table-cell office:value-type="float" office:value="0.319015927060694" calcext:value-type="float">
            <text:p>0,31901592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 = 80 МэВ, alpha = 40, s = 1000000 км</text:p>
          </table:table-cell>
        </table:table-row>
        <table:table-row table:style-name="ro1">
          <table:table-cell office:value-type="string" calcext:value-type="string">
            <text:p>Зависимость t2(L) для электрона</text:p>
          </table:table-cell>
          <table:table-cell office:value-type="float" office:value="5" calcext:value-type="float">
            <text:p>5</text:p>
          </table:table-cell>
          <table:table-cell office:value-type="float" office:value="0.394187975" calcext:value-type="float">
            <text:p>0,394187975</text:p>
          </table:table-cell>
          <table:table-cell office:value-type="float" office:value="0.398769908825867" calcext:value-type="float">
            <text:p>0,39876990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 = 80 МэВ, alpha = 40, s = 1000000 км</text:p>
          </table:table-cell>
        </table:table-row>
        <table:table-row table:style-name="ro1">
          <table:table-cell office:value-type="string" calcext:value-type="string">
            <text:p>Зависимость t3(L) для электрона</text:p>
          </table:table-cell>
          <table:table-cell office:value-type="float" office:value="2" calcext:value-type="float">
            <text:p>2</text:p>
          </table:table-cell>
          <table:table-cell office:value-type="float" office:value="0.656066844820448" calcext:value-type="float">
            <text:p>0,6560668448</text:p>
          </table:table-cell>
          <table:table-cell office:value-type="float" office:value="0.996369316646897" calcext:value-type="float">
            <text:p>0,9963693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 = 80 МэВ, alpha = 40, s = 1000000 км</text:p>
          </table:table-cell>
        </table:table-row>
        <table:table-row table:style-name="ro1">
          <table:table-cell office:value-type="string" calcext:value-type="string">
            <text:p>Зависимость t3(L) для электрона</text:p>
          </table:table-cell>
          <table:table-cell office:value-type="float" office:value="3" calcext:value-type="float">
            <text:p>3</text:p>
          </table:table-cell>
          <table:table-cell office:value-type="float" office:value="0.437443012590593" calcext:value-type="float">
            <text:p>0,4374430126</text:p>
          </table:table-cell>
          <table:table-cell office:value-type="float" office:value="0.664232962851074" calcext:value-type="float">
            <text:p>0,66423296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 = 80 МэВ, alpha = 40, s = 1000000 км</text:p>
          </table:table-cell>
        </table:table-row>
        <table:table-row table:style-name="ro1">
          <table:table-cell office:value-type="string" calcext:value-type="string">
            <text:p>Зависимость t3(L) для электрона</text:p>
          </table:table-cell>
          <table:table-cell office:value-type="float" office:value="4" calcext:value-type="float">
            <text:p>4</text:p>
          </table:table-cell>
          <table:table-cell office:value-type="float" office:value="0.327991389" calcext:value-type="float">
            <text:p>0,327991389</text:p>
          </table:table-cell>
          <table:table-cell office:value-type="float" office:value="0.332681052" calcext:value-type="float">
            <text:p>0,3326810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 = 80 МэВ, alpha = 40, s = 1000000 км</text:p>
          </table:table-cell>
        </table:table-row>
        <table:table-row table:style-name="ro1">
          <table:table-cell office:value-type="string" calcext:value-type="string">
            <text:p>Зависимость t3(L) для электрона</text:p>
          </table:table-cell>
          <table:table-cell office:value-type="float" office:value="5" calcext:value-type="float">
            <text:p>5</text:p>
          </table:table-cell>
          <table:table-cell office:value-type="float" office:value="0.262316132" calcext:value-type="float">
            <text:p>0,262316132</text:p>
          </table:table-cell>
          <table:table-cell office:value-type="float" office:value="0.260567832" calcext:value-type="float">
            <text:p>0,2605678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 = 80 МэВ, alpha = 40, s = 1000000 км</text:p>
          </table:table-cell>
        </table:table-row>
        <table:table-row table:style-name="ro1">
          <table:table-cell office:value-type="string" calcext:value-type="string">
            <text:p>Зависимость t2(alpha) для электрона</text:p>
          </table:table-cell>
          <table:table-cell office:value-type="float" office:value="20" calcext:value-type="float">
            <text:p>20</text:p>
          </table:table-cell>
          <table:table-cell office:value-type="float" office:value="0.297415583333334" calcext:value-type="float">
            <text:p>0,2974155833</text:p>
          </table:table-cell>
          <table:table-cell office:value-type="float" office:value="0.300104171275037" calcext:value-type="float">
            <text:p>0,30010417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 = 1 МэВ, L = 30, s = 1000000 км</text:p>
          </table:table-cell>
        </table:table-row>
        <table:table-row table:style-name="ro1">
          <table:table-cell office:value-type="string" calcext:value-type="string">
            <text:p>Зависимость t2(alpha) для электрона</text:p>
          </table:table-cell>
          <table:table-cell office:value-type="float" office:value="30" calcext:value-type="float">
            <text:p>30</text:p>
          </table:table-cell>
          <table:table-cell office:value-type="float" office:value="0.272026323076924" calcext:value-type="float">
            <text:p>0,2720263231</text:p>
          </table:table-cell>
          <table:table-cell table:style-name="Default" office:value-type="float" office:value="0.276013478030875" calcext:value-type="float">
            <text:p>0,2760134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 = 1 МэВ, L = 30, s = 1000000 км</text:p>
          </table:table-cell>
        </table:table-row>
        <table:table-row table:style-name="ro1">
          <table:table-cell office:value-type="string" calcext:value-type="string">
            <text:p>Зависимость t2(alpha) для электрона</text:p>
          </table:table-cell>
          <table:table-cell office:value-type="float" office:value="40" calcext:value-type="float">
            <text:p>40</text:p>
          </table:table-cell>
          <table:table-cell office:value-type="float" office:value="0.250677985714286" calcext:value-type="float">
            <text:p>0,2506779857</text:p>
          </table:table-cell>
          <table:table-cell table:style-name="Default" office:value-type="float" office:value="0.254237008891873" calcext:value-type="float">
            <text:p>0,25423700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 = 1 МэВ, L = 30, s = 1000000 км</text:p>
          </table:table-cell>
        </table:table-row>
        <table:table-row table:style-name="ro1">
          <table:table-cell office:value-type="string" calcext:value-type="string">
            <text:p>Зависимость t2(alpha) для электрона</text:p>
          </table:table-cell>
          <table:table-cell office:value-type="float" office:value="50" calcext:value-type="float">
            <text:p>50</text:p>
          </table:table-cell>
          <table:table-cell office:value-type="float" office:value="0.233135653333334" calcext:value-type="float">
            <text:p>0,2331356533</text:p>
          </table:table-cell>
          <table:table-cell table:style-name="Default" office:value-type="float" office:value="0.235435761851218" calcext:value-type="float">
            <text:p>0,23543576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 = 1 МэВ, L = 30, s = 1000000 км</text:p>
          </table:table-cell>
        </table:table-row>
        <table:table-row table:style-name="ro1">
          <table:table-cell office:value-type="string" calcext:value-type="string">
            <text:p>Зависимость t2(alpha) для электрона</text:p>
          </table:table-cell>
          <table:table-cell office:value-type="float" office:value="60" calcext:value-type="float">
            <text:p>60</text:p>
          </table:table-cell>
          <table:table-cell office:value-type="float" office:value="0.219304225" calcext:value-type="float">
            <text:p>0,219304225</text:p>
          </table:table-cell>
          <table:table-cell table:style-name="Default" office:value-type="float" office:value="0.220180425686963" calcext:value-type="float">
            <text:p>0,22018042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 = 1 МэВ, L = 30, s = 1000000 км</text:p>
          </table:table-cell>
        </table:table-row>
        <table:table-row table:style-name="ro1">
          <table:table-cell office:value-type="string" calcext:value-type="string">
            <text:p>Зависимость t2(alpha) для электрона</text:p>
          </table:table-cell>
          <table:table-cell office:value-type="float" office:value="70" calcext:value-type="float">
            <text:p>70</text:p>
          </table:table-cell>
          <table:table-cell office:value-type="float" office:value="0.209382411764706" calcext:value-type="float">
            <text:p>0,2093824118</text:p>
          </table:table-cell>
          <table:table-cell table:style-name="Default" office:value-type="float" office:value="0.208934057404614" calcext:value-type="float">
            <text:p>0,208934057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 = 1 МэВ, L = 30, s = 1000000 км</text:p>
          </table:table-cell>
        </table:table-row>
        <table:table-row table:style-name="ro1">
          <table:table-cell office:value-type="string" calcext:value-type="string">
            <text:p>Зависимость t2(alpha) для электрона</text:p>
          </table:table-cell>
          <table:table-cell office:value-type="float" office:value="80" calcext:value-type="float">
            <text:p>80</text:p>
          </table:table-cell>
          <table:table-cell office:value-type="float" office:value="0.20351914117647" calcext:value-type="float">
            <text:p>0,2035191412</text:p>
          </table:table-cell>
          <table:table-cell table:style-name="Default" office:value-type="float" office:value="0.202038026710058" calcext:value-type="float">
            <text:p>0,20203802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 = 1 МэВ, L = 30, s = 1000000 км</text:p>
          </table:table-cell>
        </table:table-row>
        <table:table-row table:style-name="ro1">
          <table:table-cell office:value-type="string" calcext:value-type="string">
            <text:p>Зависимость t3(alpha) для электрона</text:p>
          </table:table-cell>
          <table:table-cell office:value-type="float" office:value="20" calcext:value-type="float">
            <text:p>20</text:p>
          </table:table-cell>
          <table:table-cell office:value-type="float" office:value="25.5729780029449" calcext:value-type="float">
            <text:p>25,5729780029</text:p>
          </table:table-cell>
          <table:table-cell office:value-type="float" office:value="43.8946651953154" calcext:value-type="float">
            <text:p>43,89466519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 = 1 МэВ, L = 30, s = 1000000 км</text:p>
          </table:table-cell>
        </table:table-row>
        <table:table-row table:style-name="ro1">
          <table:table-cell office:value-type="string" calcext:value-type="string">
            <text:p>Зависимость t3(alpha) для электрона</text:p>
          </table:table-cell>
          <table:table-cell office:value-type="float" office:value="30" calcext:value-type="float">
            <text:p>30</text:p>
          </table:table-cell>
          <table:table-cell office:value-type="float" office:value="25.7594402065155" calcext:value-type="float">
            <text:p>25,7594402065</text:p>
          </table:table-cell>
          <table:table-cell office:value-type="float" office:value="41.8385696712145" calcext:value-type="float">
            <text:p>41,83856967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 = 1 МэВ, L = 30, s = 1000000 км</text:p>
          </table:table-cell>
        </table:table-row>
        <table:table-row table:style-name="ro1">
          <table:table-cell office:value-type="string" calcext:value-type="string">
            <text:p>Зависимость t3(alpha) для электрона</text:p>
          </table:table-cell>
          <table:table-cell office:value-type="float" office:value="40" calcext:value-type="float">
            <text:p>40</text:p>
          </table:table-cell>
          <table:table-cell office:value-type="float" office:value="26.326247530199" calcext:value-type="float">
            <text:p>26,3262475302</text:p>
          </table:table-cell>
          <table:table-cell office:value-type="float" office:value="39.9721869430918" calcext:value-type="float">
            <text:p>39,97218694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 = 1 МэВ, L = 30, s = 1000000 км</text:p>
          </table:table-cell>
        </table:table-row>
        <table:table-row table:style-name="ro1">
          <table:table-cell office:value-type="string" calcext:value-type="string">
            <text:p>Зависимость t3(alpha) для электрона</text:p>
          </table:table-cell>
          <table:table-cell office:value-type="float" office:value="50" calcext:value-type="float">
            <text:p>50</text:p>
          </table:table-cell>
          <table:table-cell office:value-type="float" office:value="26.745922452027" calcext:value-type="float">
            <text:p>26,745922452</text:p>
          </table:table-cell>
          <table:table-cell office:value-type="float" office:value="38.4172088039666" calcext:value-type="float">
            <text:p>38,4172088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 = 1 МэВ, L = 30, s = 1000000 км</text:p>
          </table:table-cell>
        </table:table-row>
        <table:table-row table:style-name="ro1">
          <table:table-cell office:value-type="string" calcext:value-type="string">
            <text:p>Зависимость t3(alpha) для электрона</text:p>
          </table:table-cell>
          <table:table-cell office:value-type="float" office:value="60" calcext:value-type="float">
            <text:p>60</text:p>
          </table:table-cell>
          <table:table-cell office:value-type="float" office:value="27.0476416340989" calcext:value-type="float">
            <text:p>27,0476416341</text:p>
          </table:table-cell>
          <table:table-cell office:value-type="float" office:value="37.1673577128111" calcext:value-type="float">
            <text:p>37,16735771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 = 1 МэВ, L = 30, s = 1000000 км</text:p>
          </table:table-cell>
        </table:table-row>
        <table:table-row table:style-name="ro1">
          <table:table-cell office:value-type="string" calcext:value-type="string">
            <text:p>Зависимость t3(alpha) для электрона</text:p>
          </table:table-cell>
          <table:table-cell office:value-type="float" office:value="70" calcext:value-type="float">
            <text:p>70</text:p>
          </table:table-cell>
          <table:table-cell office:value-type="float" office:value="27.2481316805807" calcext:value-type="float">
            <text:p>27,2481316806</text:p>
          </table:table-cell>
          <table:table-cell office:value-type="float" office:value="36.3135626023262" calcext:value-type="float">
            <text:p>36,31356260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 = 1 МэВ, L = 30, s = 1000000 км</text:p>
          </table:table-cell>
        </table:table-row>
        <table:table-row table:style-name="ro1">
          <table:table-cell office:value-type="string" calcext:value-type="string">
            <text:p>Зависимость t3(alpha) для электрона</text:p>
          </table:table-cell>
          <table:table-cell office:value-type="float" office:value="80" calcext:value-type="float">
            <text:p>80</text:p>
          </table:table-cell>
          <table:table-cell office:value-type="float" office:value="27.3629190984965" calcext:value-type="float">
            <text:p>27,3629190985</text:p>
          </table:table-cell>
          <table:table-cell office:value-type="float" office:value="35.7691305506873" calcext:value-type="float">
            <text:p>35,76913055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 = 1 МэВ, L = 30, s = 1000000 км</text:p>
          </table:table-cell>
        </table:table-row>
        <table:table-row table:style-name="ro1">
          <table:table-cell office:value-type="string" calcext:value-type="string">
            <text:p>Зависимость t2(E) для протона</text:p>
          </table:table-cell>
          <table:table-cell office:value-type="float" office:value="20" calcext:value-type="float">
            <text:p>20</text:p>
          </table:table-cell>
          <table:table-cell office:value-type="float" office:value="3.16985336363636" calcext:value-type="float">
            <text:p>3,1698533636</text:p>
          </table:table-cell>
          <table:table-cell table:style-name="Default" office:value-type="float" office:value="3.20140588896234" calcext:value-type="float">
            <text:p>3,2014058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 = 2, alpha = 50, s = 1000000 км</text:p>
          </table:table-cell>
        </table:table-row>
        <table:table-row table:style-name="ro1">
          <table:table-cell office:value-type="string" calcext:value-type="string">
            <text:p>Зависимость t2(E) для протона</text:p>
          </table:table-cell>
          <table:table-cell office:value-type="float" office:value="30" calcext:value-type="float">
            <text:p>30</text:p>
          </table:table-cell>
          <table:table-cell office:value-type="float" office:value="2.24321790909091" calcext:value-type="float">
            <text:p>2,2432179091</text:p>
          </table:table-cell>
          <table:table-cell table:style-name="Default" office:value-type="float" office:value="2.26554318692366" calcext:value-type="float">
            <text:p>2,26554318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 = 2, alpha = 50, s = 1000000 км</text:p>
          </table:table-cell>
        </table:table-row>
        <table:table-row table:style-name="ro1">
          <table:table-cell office:value-type="string" calcext:value-type="string">
            <text:p>Зависимость t2(E) для протона</text:p>
          </table:table-cell>
          <table:table-cell office:value-type="float" office:value="40" calcext:value-type="float">
            <text:p>40</text:p>
          </table:table-cell>
          <table:table-cell office:value-type="float" office:value="1.20338718181818" calcext:value-type="float">
            <text:p>1,2033871818</text:p>
          </table:table-cell>
          <table:table-cell table:style-name="Default" office:value-type="float" office:value="1.2158077629257" calcext:value-type="float">
            <text:p>1,21580776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 = 2, alpha = 50, s = 1000000 км</text:p>
          </table:table-cell>
        </table:table-row>
        <table:table-row table:style-name="ro1">
          <table:table-cell office:value-type="string" calcext:value-type="string">
            <text:p>Зависимость t2(E) для протона</text:p>
          </table:table-cell>
          <table:table-cell office:value-type="float" office:value="50" calcext:value-type="float">
            <text:p>50</text:p>
          </table:table-cell>
          <table:table-cell office:value-type="float" office:value="1.00872490909091" calcext:value-type="float">
            <text:p>1,0087249091</text:p>
          </table:table-cell>
          <table:table-cell table:style-name="Default" office:value-type="float" office:value="1.01963509865297" calcext:value-type="float">
            <text:p>1,01963509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 = 2, alpha = 50, s = 1000000 км</text:p>
          </table:table-cell>
        </table:table-row>
        <table:table-row table:style-name="ro1">
          <table:table-cell office:value-type="string" calcext:value-type="string">
            <text:p>Зависимость t2(E) для протона</text:p>
          </table:table-cell>
          <table:table-cell office:value-type="float" office:value="60" calcext:value-type="float">
            <text:p>60</text:p>
          </table:table-cell>
          <table:table-cell office:value-type="float" office:value="0.889677181818182" calcext:value-type="float">
            <text:p>0,8896771818</text:p>
          </table:table-cell>
          <table:table-cell table:style-name="Default" office:value-type="float" office:value="0.896396485965554" calcext:value-type="float">
            <text:p>0,8963964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 = 2, alpha = 50, s = 1000000 км</text:p>
          </table:table-cell>
        </table:table-row>
        <table:table-row table:style-name="ro1">
          <table:table-cell office:value-type="string" calcext:value-type="string">
            <text:p>Зависимость t2(E) для протона</text:p>
          </table:table-cell>
          <table:table-cell office:value-type="float" office:value="70" calcext:value-type="float">
            <text:p>70</text:p>
          </table:table-cell>
          <table:table-cell office:value-type="float" office:value="0.458257636363637" calcext:value-type="float">
            <text:p>0,4582576364</text:p>
          </table:table-cell>
          <table:table-cell table:style-name="Default" office:value-type="float" office:value="0.461835477311628" calcext:value-type="float">
            <text:p>0,46183547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 = 2, alpha = 50, s = 1000000 км</text:p>
          </table:table-cell>
        </table:table-row>
        <table:table-row table:style-name="ro1">
          <table:table-cell office:value-type="string" calcext:value-type="string">
            <text:p>Зависимость t2(E) для протона</text:p>
          </table:table-cell>
          <table:table-cell office:value-type="float" office:value="80" calcext:value-type="float">
            <text:p>80</text:p>
          </table:table-cell>
          <table:table-cell office:value-type="float" office:value="0.391911754545454" calcext:value-type="float">
            <text:p>0,3919117545</text:p>
          </table:table-cell>
          <table:table-cell table:style-name="Default" office:value-type="float" office:value="0.395905093789957" calcext:value-type="float">
            <text:p>0,39590509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 = 2, alpha = 50, s = 1000000 км</text:p>
          </table:table-cell>
        </table:table-row>
        <table:table-row table:style-name="ro1">
          <table:table-cell office:value-type="string" calcext:value-type="string">
            <text:p>Зависимость t3(E) для протона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6.7520080647" calcext:value-type="float">
            <text:p>26,7520080647</text:p>
          </table:table-cell>
          <table:table-cell office:value-type="float" office:value="56.3288389776" calcext:value-type="float">
            <text:p>56,32883897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 = 2, alpha = 50, s = 1000000 км</text:p>
          </table:table-cell>
        </table:table-row>
        <table:table-row table:style-name="ro1">
          <table:table-cell office:value-type="string" calcext:value-type="string">
            <text:p>Зависимость t3(E) для протона</text:p>
          </table:table-cell>
          <table:table-cell office:value-type="float" office:value="30" calcext:value-type="float">
            <text:p>30</text:p>
          </table:table-cell>
          <table:table-cell office:value-type="float" office:value="13.435094797414" calcext:value-type="float">
            <text:p>13,4350947974</text:p>
          </table:table-cell>
          <table:table-cell office:value-type="float" office:value="19.3015141804221" calcext:value-type="float">
            <text:p>19,30151418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 = 2, alpha = 50, s = 1000000 км</text:p>
          </table:table-cell>
        </table:table-row>
        <table:table-row table:style-name="ro1">
          <table:table-cell office:value-type="string" calcext:value-type="string">
            <text:p>Зависимость t3(E) для протона</text:p>
          </table:table-cell>
          <table:table-cell office:value-type="float" office:value="40" calcext:value-type="float">
            <text:p>40</text:p>
          </table:table-cell>
          <table:table-cell office:value-type="float" office:value="3.84834160991618" calcext:value-type="float">
            <text:p>3,8483416099</text:p>
          </table:table-cell>
          <table:table-cell office:value-type="float" office:value="5.52874729635509" calcext:value-type="float">
            <text:p>5,52874729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 = 2, alpha = 50, s = 1000000 км</text:p>
          </table:table-cell>
        </table:table-row>
        <table:table-row table:style-name="ro1">
          <table:table-cell office:value-type="string" calcext:value-type="string">
            <text:p>Зависимость t3(E) для протона</text:p>
          </table:table-cell>
          <table:table-cell office:value-type="float" office:value="50" calcext:value-type="float">
            <text:p>50</text:p>
          </table:table-cell>
          <table:table-cell office:value-type="float" office:value="2.69796883929988" calcext:value-type="float">
            <text:p>2,6979688393</text:p>
          </table:table-cell>
          <table:table-cell office:value-type="float" office:value="3.87628424614041" calcext:value-type="float">
            <text:p>3,87628424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 = 2, alpha = 50, s = 1000000 км</text:p>
          </table:table-cell>
        </table:table-row>
        <table:table-row table:style-name="ro1">
          <table:table-cell office:value-type="string" calcext:value-type="string">
            <text:p>Зависимость t3(E) для протона</text:p>
          </table:table-cell>
          <table:table-cell office:value-type="float" office:value="60" calcext:value-type="float">
            <text:p>60</text:p>
          </table:table-cell>
          <table:table-cell office:value-type="float" office:value="2.07854115231603" calcext:value-type="float">
            <text:p>2,0785411523</text:p>
          </table:table-cell>
          <table:table-cell office:value-type="float" office:value="2.98743051259107" calcext:value-type="float">
            <text:p>2,9874305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 = 2, alpha = 50, s = 1000000 км</text:p>
          </table:table-cell>
        </table:table-row>
        <table:table-row table:style-name="ro1">
          <table:table-cell office:value-type="string" calcext:value-type="string">
            <text:p>Зависимость t3(E) для протона</text:p>
          </table:table-cell>
          <table:table-cell office:value-type="float" office:value="70" calcext:value-type="float">
            <text:p>70</text:p>
          </table:table-cell>
          <table:table-cell office:value-type="float" office:value="0.529842001514006" calcext:value-type="float">
            <text:p>0,5298420015</text:p>
          </table:table-cell>
          <table:table-cell office:value-type="float" office:value="0.761553602401732" calcext:value-type="float">
            <text:p>0,7615536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 = 2, alpha = 50, s = 1000000 км</text:p>
          </table:table-cell>
        </table:table-row>
        <table:table-row table:style-name="ro1">
          <table:table-cell office:value-type="string" calcext:value-type="string">
            <text:p>Зависимость t3(E) для протона</text:p>
          </table:table-cell>
          <table:table-cell office:value-type="float" office:value="80" calcext:value-type="float">
            <text:p>80</text:p>
          </table:table-cell>
          <table:table-cell office:value-type="float" office:value="0.381241135926425" calcext:value-type="float">
            <text:p>0,3812411359</text:p>
          </table:table-cell>
          <table:table-cell office:value-type="float" office:value="0.631219546113931" calcext:value-type="float">
            <text:p>0,63121954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 = 2, alpha = 50, s = 1000000 км</text:p>
          </table:table-cell>
        </table:table-row>
        <table:table-row table:style-name="ro1">
          <table:table-cell office:value-type="string" calcext:value-type="string">
            <text:p>Зависимость t2(L) для протона</text:p>
          </table:table-cell>
          <table:table-cell office:value-type="float" office:value="2" calcext:value-type="float">
            <text:p>2</text:p>
          </table:table-cell>
          <table:table-cell office:value-type="float" office:value="3.16985336363636" calcext:value-type="float">
            <text:p>3,1698533636</text:p>
          </table:table-cell>
          <table:table-cell table:style-name="Default" office:value-type="float" office:value="3.20140588896234" calcext:value-type="float">
            <text:p>3,2014058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L) для протона</text:p>
          </table:table-cell>
          <table:table-cell office:value-type="float" office:value="3" calcext:value-type="float">
            <text:p>3</text:p>
          </table:table-cell>
          <table:table-cell office:value-type="float" office:value="4.75831333333333" calcext:value-type="float">
            <text:p>4,7583133333</text:p>
          </table:table-cell>
          <table:table-cell table:style-name="Default" office:value-type="float" office:value="4.80210883344351" calcext:value-type="float">
            <text:p>4,80210883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L) для протона</text:p>
          </table:table-cell>
          <table:table-cell office:value-type="float" office:value="4" calcext:value-type="float">
            <text:p>4</text:p>
          </table:table-cell>
          <table:table-cell office:value-type="float" office:value="6.33376727272727" calcext:value-type="float">
            <text:p>6,3337672727</text:p>
          </table:table-cell>
          <table:table-cell table:style-name="Default" office:value-type="float" office:value="6.40281177792468" calcext:value-type="float">
            <text:p>6,40281177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L) для протона</text:p>
          </table:table-cell>
          <table:table-cell office:value-type="float" office:value="5" calcext:value-type="float">
            <text:p>5</text:p>
          </table:table-cell>
          <table:table-cell office:value-type="float" office:value="7.93088888888889" calcext:value-type="float">
            <text:p>7,9308888889</text:p>
          </table:table-cell>
          <table:table-cell table:style-name="Default" office:value-type="float" office:value="8.00351472240586" calcext:value-type="float">
            <text:p>8,00351472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L) для протона</text:p>
          </table:table-cell>
          <table:table-cell office:value-type="float" office:value="2" calcext:value-type="float">
            <text:p>2</text:p>
          </table:table-cell>
          <table:table-cell office:value-type="float" office:value="26.8569270994006" calcext:value-type="float">
            <text:p>26,8569270994</text:p>
          </table:table-cell>
          <table:table-cell office:value-type="float" office:value="38.5862905767351" calcext:value-type="float">
            <text:p>38,586290576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L) для протона</text:p>
          </table:table-cell>
          <table:table-cell office:value-type="float" office:value="3" calcext:value-type="float">
            <text:p>3</text:p>
          </table:table-cell>
          <table:table-cell office:value-type="float" office:value="17.9025849201838" calcext:value-type="float">
            <text:p>17,9025849202</text:p>
          </table:table-cell>
          <table:table-cell office:value-type="float" office:value="25.7301597788996" calcext:value-type="float">
            <text:p>25,73015977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L) для протона</text:p>
          </table:table-cell>
          <table:table-cell office:value-type="float" office:value="4" calcext:value-type="float">
            <text:p>4</text:p>
          </table:table-cell>
          <table:table-cell office:value-type="float" office:value="13.424872343964" calcext:value-type="float">
            <text:p>13,424872344</text:p>
          </table:table-cell>
          <table:table-cell office:value-type="float" office:value="19.2872326370519" calcext:value-type="float">
            <text:p>19,28723263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L) для протона</text:p>
          </table:table-cell>
          <table:table-cell office:value-type="float" office:value="5" calcext:value-type="float">
            <text:p>5</text:p>
          </table:table-cell>
          <table:table-cell office:value-type="float" office:value="10.737867308974" calcext:value-type="float">
            <text:p>10,737867309</text:p>
          </table:table-cell>
          <table:table-cell office:value-type="float" office:value="15.4242858249486" calcext:value-type="float">
            <text:p>15,42428582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alpha) для протона</text:p>
          </table:table-cell>
          <table:table-cell office:value-type="float" office:value="20" calcext:value-type="float">
            <text:p>20</text:p>
          </table:table-cell>
          <table:table-cell office:value-type="float" office:value="6.06681333333333" calcext:value-type="float">
            <text:p>6,0668133333</text:p>
          </table:table-cell>
          <table:table-cell table:style-name="Default" office:value-type="float" office:value="6.12112994432772" calcext:value-type="float">
            <text:p>6,12112994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alpha) для протона</text:p>
          </table:table-cell>
          <table:table-cell office:value-type="float" office:value="30" calcext:value-type="float">
            <text:p>30</text:p>
          </table:table-cell>
          <table:table-cell office:value-type="float" office:value="5.55048769230769" calcext:value-type="float">
            <text:p>5,5504876923</text:p>
          </table:table-cell>
          <table:table-cell table:style-name="Default" office:value-type="float" office:value="5.62975968722687" calcext:value-type="float">
            <text:p>5,62975968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alpha) для протона</text:p>
          </table:table-cell>
          <table:table-cell office:value-type="float" office:value="40" calcext:value-type="float">
            <text:p>40</text:p>
          </table:table-cell>
          <table:table-cell office:value-type="float" office:value="5.10626" calcext:value-type="float">
            <text:p>5,10626</text:p>
          </table:table-cell>
          <table:table-cell table:style-name="Default" office:value-type="float" office:value="5.18559192787137" calcext:value-type="float">
            <text:p>5,18559192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alpha) для протона</text:p>
          </table:table-cell>
          <table:table-cell office:value-type="float" office:value="50" calcext:value-type="float">
            <text:p>50</text:p>
          </table:table-cell>
          <table:table-cell office:value-type="float" office:value="4.75831333333333" calcext:value-type="float">
            <text:p>4,7583133333</text:p>
          </table:table-cell>
          <table:table-cell table:style-name="Default" office:value-type="float" office:value="4.80210883344351" calcext:value-type="float">
            <text:p>4,80210883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alpha) для протона</text:p>
          </table:table-cell>
          <table:table-cell office:value-type="float" office:value="60" calcext:value-type="float">
            <text:p>60</text:p>
          </table:table-cell>
          <table:table-cell office:value-type="float" office:value="4.47267125" calcext:value-type="float">
            <text:p>4,47267125</text:p>
          </table:table-cell>
          <table:table-cell table:style-name="Default" office:value-type="float" office:value="4.49095056260354" calcext:value-type="float">
            <text:p>4,49095056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alpha) для протона</text:p>
          </table:table-cell>
          <table:table-cell office:value-type="float" office:value="70" calcext:value-type="float">
            <text:p>70</text:p>
          </table:table-cell>
          <table:table-cell office:value-type="float" office:value="4.27233882352941" calcext:value-type="float">
            <text:p>4,2723388235</text:p>
          </table:table-cell>
          <table:table-cell table:style-name="Default" office:value-type="float" office:value="4.26156194276015" calcext:value-type="float">
            <text:p>4,26156194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2(alpha) для протона</text:p>
          </table:table-cell>
          <table:table-cell office:value-type="float" office:value="80" calcext:value-type="float">
            <text:p>80</text:p>
          </table:table-cell>
          <table:table-cell office:value-type="float" office:value="4.15775882352941" calcext:value-type="float">
            <text:p>4,1577588235</text:p>
          </table:table-cell>
          <table:table-cell table:style-name="Default" office:value-type="float" office:value="4.12090578392668" calcext:value-type="float">
            <text:p>4,12090578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alpha) для протона</text:p>
          </table:table-cell>
          <table:table-cell office:value-type="float" office:value="20" calcext:value-type="float">
            <text:p>20</text:p>
          </table:table-cell>
          <table:table-cell office:value-type="float" office:value="17.1340171803092" calcext:value-type="float">
            <text:p>17,1340171803</text:p>
          </table:table-cell>
          <table:table-cell office:value-type="float" office:value="29.6082845958726" calcext:value-type="float">
            <text:p>29,60828459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alpha) для протона</text:p>
          </table:table-cell>
          <table:table-cell office:value-type="float" office:value="30" calcext:value-type="float">
            <text:p>30</text:p>
          </table:table-cell>
          <table:table-cell office:value-type="float" office:value="17.2509013079531" calcext:value-type="float">
            <text:p>17,250901308</text:p>
          </table:table-cell>
          <table:table-cell office:value-type="float" office:value="28.0337669395055" calcext:value-type="float">
            <text:p>28,03376693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alpha) для протона</text:p>
          </table:table-cell>
          <table:table-cell office:value-type="float" office:value="40" calcext:value-type="float">
            <text:p>40</text:p>
          </table:table-cell>
          <table:table-cell office:value-type="float" office:value="17.6158064652465" calcext:value-type="float">
            <text:p>17,6158064652</text:p>
          </table:table-cell>
          <table:table-cell office:value-type="float" office:value="26.7553049706653" calcext:value-type="float">
            <text:p>26,75530497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alpha) для протона</text:p>
          </table:table-cell>
          <table:table-cell office:value-type="float" office:value="50" calcext:value-type="float">
            <text:p>50</text:p>
          </table:table-cell>
          <table:table-cell office:value-type="float" office:value="17.8880012497938" calcext:value-type="float">
            <text:p>17,8880012498</text:p>
          </table:table-cell>
          <table:table-cell office:value-type="float" office:value="25.7301597788996" calcext:value-type="float">
            <text:p>25,73015977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alpha) для протона</text:p>
          </table:table-cell>
          <table:table-cell office:value-type="float" office:value="60" calcext:value-type="float">
            <text:p>60</text:p>
          </table:table-cell>
          <table:table-cell office:value-type="float" office:value="18.0844767567799" calcext:value-type="float">
            <text:p>18,0844767568</text:p>
          </table:table-cell>
          <table:table-cell office:value-type="float" office:value="24.920818532818" calcext:value-type="float">
            <text:p>24,92081853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alpha) для протона</text:p>
          </table:table-cell>
          <table:table-cell office:value-type="float" office:value="70" calcext:value-type="float">
            <text:p>70</text:p>
          </table:table-cell>
          <table:table-cell office:value-type="float" office:value="18.2171166473673" calcext:value-type="float">
            <text:p>18,2171166474</text:p>
          </table:table-cell>
          <table:table-cell office:value-type="float" office:value="24.3220718316946" calcext:value-type="float">
            <text:p>24,32207183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 = 1 МэВ, L = 3, s = 1000000 км</text:p>
          </table:table-cell>
        </table:table-row>
        <table:table-row table:style-name="ro1">
          <table:table-cell office:value-type="string" calcext:value-type="string">
            <text:p>Зависимость t3(alpha) для протона</text:p>
          </table:table-cell>
          <table:table-cell office:value-type="float" office:value="80" calcext:value-type="float">
            <text:p>80</text:p>
          </table:table-cell>
          <table:table-cell office:value-type="float" office:value="18.2926511042317" calcext:value-type="float">
            <text:p>18,2926511042</text:p>
          </table:table-cell>
          <table:table-cell office:value-type="float" office:value="23.9651475511535" calcext:value-type="float">
            <text:p>23,96514755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 = 1 МэВ, L = 3, s = 1000000 к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6T15:42:50.885430147</dc:date>
    <meta:document-statistic meta:table-count="1" meta:cell-count="618" meta:object-count="0"/>
    <meta:generator>LibreOffice/4.2.8.2$Linux_X86_64 LibreOffice_project/420$Build-2</meta:generator>
  </office:meta>
</office:document-meta>
</file>